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ound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File 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www.xeno-canto.org/295300</text:p>
          </table:table-cell>
          <table:table-cell office:value-type="string" calcext:value-type="string">
            <text:p>channel-billed-cuckoo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www.xeno-canto.org/362004</text:p>
          </table:table-cell>
          <table:table-cell office:value-type="string" calcext:value-type="string">
            <text:p>venezuelan-troupial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www.xeno-canto.org/71044</text:p>
          </table:table-cell>
          <table:table-cell office:value-type="string" calcext:value-type="string">
            <text:p>wild-turkey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www.xeno-canto.org/466698</text:p>
          </table:table-cell>
          <table:table-cell office:value-type="string" calcext:value-type="string">
            <text:p>cardinal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www.xeno-canto.org/451490</text:p>
          </table:table-cell>
          <table:table-cell office:value-type="string" calcext:value-type="string">
            <text:p>bald-eagle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www.xeno-canto.org/509555</text:p>
          </table:table-cell>
          <table:table-cell office:value-type="string" calcext:value-type="string">
            <text:p>blue-jay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https://www.xeno-canto.org/365161</text:p>
          </table:table-cell>
          <table:table-cell office:value-type="string" calcext:value-type="string">
            <text:p>common-grackle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www.xeno-canto.org/350303</text:p>
          </table:table-cell>
          <table:table-cell office:value-type="string" calcext:value-type="string">
            <text:p><text:span text:style-name="T1">Black-capped</text:span>-chickadee-1.mp3</text:p>
          </table:table-cell>
          <table:table-cell office:value-type="string" calcext:value-type="string">
            <text:p>https://www.xeno-canto.org/464517</text:p>
          </table:table-cell>
          <table:table-cell office:value-type="string" calcext:value-type="string">
            <text:p>Black-capped-chickadee-2.m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www.xeno-canto.org/103686</text:p>
          </table:table-cell>
          <table:table-cell office:value-type="string" calcext:value-type="string">
            <text:p>Hooded-merganser-1.mp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www.xeno-canto.org/436665</text:p>
          </table:table-cell>
          <table:table-cell office:value-type="string" calcext:value-type="string">
            <text:p>Common-loon-1.mp3</text:p>
          </table:table-cell>
          <table:table-cell office:value-type="string" calcext:value-type="string">
            <text:p>https://www.xeno-canto.org/134224</text:p>
          </table:table-cell>
          <table:table-cell office:value-type="string" calcext:value-type="string">
            <text:p>Common-loon-2.m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www.xeno-canto.org/341967</text:p>
          </table:table-cell>
          <table:table-cell office:value-type="string" calcext:value-type="string">
            <text:p>Coopers-hawk-1.mp3</text:p>
          </table:table-cell>
          <table:table-cell table:number-columns-repeated="2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mages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table:style-name="ce2" office:value-type="string" calcext:value-type="string">
            <text:p>Attributed?</text:p>
          </table:table-cell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en.wikipedia.org/wiki/Channel-billed_cuckoo#/media/File:Channel-billed_Cuckoo.jp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<text:a xlink:href="https://commons.wikimedia.org/w/index.php?search=venezuelan+troupial&amp;title=Special:Search&amp;go=Go&amp;ns0=1&amp;ns6=1&amp;ns12=1&amp;ns14=1&amp;ns100=1&amp;ns106=1&amp;searchToken=d16ejkbf7wukiilgbqy3md48h#%2Fmedia%2FFile%3APuerto_Rican_Troupial%2C_Icterus_icterus%2C_Venezuelan_Troupial%3B_Mayaguez_zoo_aviary%2C_Puerto_Rico%3B_orioles_and_blackbirds.JPG" xlink:type="simple">https://commons.wikimedia.org/w/index.php?search=venezuelan+troupial&amp;title=Special:Search&amp;go=Go&amp;ns0=1&amp;ns6=1&amp;ns12=1&amp;ns14=1&amp;ns100=1&amp;ns106=1&amp;searchToken=d16ejkbf7wukiilgbqy3md48h#%2Fmedia%2FFile%3APuerto_Rican_Troupial%2C_Icterus_icterus%2C_Venezuelan_Troupial%3B_Mayaguez_zoo_aviary%2C_Puerto_Rico%3B_orioles_and_blackbirds.JPG</text:a>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unsplash.com/photos/ELYK2KyiEJ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unsplash.com/photos/HexQt_Q-31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unsplash.com/photos/D1NVJHAat4Q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unsplash.com/photos/_ENhCkhcJR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on Grackle</text:p>
          </table:table-cell>
          <table:table-cell office:value-type="string" calcext:value-type="string">
            <text:p><text:a xlink:href="https://commons.wikimedia.org/wiki/File:GrackleInFlight.jpg#/media/File:GrackleInFlight.jpg" xlink:type="simple">https://commons.wikimedia.org/wiki/File:GrackleInFlight.jpg#/media/File:GrackleInFlight.jp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ack Capped Chickadee</text:p>
          </table:table-cell>
          <table:table-cell office:value-type="string" calcext:value-type="string">
            <text:p>https://unsplash.com/photos/DhPdWz6TLd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oded merganser</text:p>
          </table:table-cell>
          <table:table-cell office:value-type="string" calcext:value-type="string">
            <text:p>https://en.wikipedia.org/wiki/Hooded_merganser#/media/File:Lophodytes_cucullatus_-Vogelpark_Walsrode_-female-8a.jpg</text:p>
          </table:table-cell>
          <table:table-cell office:value-type="string" calcext:value-type="string">
            <text:p>https://en.wikipedia.org/wiki/Hooded_merganser#/media/File:Hooded_Merganser_(Lophodytes_cucullatus)_(1).JP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mon Loon</text:p>
          </table:table-cell>
          <table:table-cell office:value-type="string" calcext:value-type="string">
            <text:p>https://unsplash.com/photos/CFBgBz2umR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oper’s Hawk</text:p>
          </table:table-cell>
          <table:table-cell office:value-type="string" calcext:value-type="string">
            <text:p>https://en.wikipedia.org/wiki/Cooper%27s_hawk#/media/File:Hawk_(28346062734).jp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0:58:28.026212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7:39:49.706974001</meta:creation-date>
    <dc:date>2020-03-31T18:02:57.608415161</dc:date>
    <meta:editing-duration>PT34M55S</meta:editing-duration>
    <meta:editing-cycles>6</meta:editing-cycles>
    <meta:generator>LibreOffice/6.4.1.2$Linux_X86_64 LibreOffice_project/40$Build-2</meta:generator>
    <meta:document-statistic meta:table-count="2" meta:cell-count="69" meta:object-count="0"/>
  </office:meta>
</office:document-meta>
</file>